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officeooo:paragraph-rsid="00045a9a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fo:font-weight="bold" officeooo:paragraph-rsid="0005c942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officeooo:rsid="00045a9a" officeooo:paragraph-rsid="00045a9a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end" style:justify-single-word="false"/>
      <style:text-properties fo:font-size="12pt" fo:font-style="italic" officeooo:rsid="00045a9a" officeooo:paragraph-rsid="00045a9a" style:font-size-asian="10.5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officeooo:rsid="00045a9a" officeooo:paragraph-rsid="00045a9a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officeooo:rsid="00045a9a" officeooo:paragraph-rsid="00045a9a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045a9a" officeooo:paragraph-rsid="0005c942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45a9a" officeooo:paragraph-rsid="00077562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bold" officeooo:rsid="00045a9a" officeooo:paragraph-rsid="00045a9a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45a9a"/>
    </style:style>
    <style:style style:name="T2" style:family="text">
      <style:text-properties fo:font-weight="bold" officeooo:rsid="00045a9a" style:font-weight-asian="bold" style:font-weight-complex="bold"/>
    </style:style>
    <style:style style:name="T3" style:family="text">
      <style:text-properties officeooo:rsid="0005c942"/>
    </style:style>
    <style:style style:name="T4" style:family="text">
      <style:text-properties officeooo:rsid="00077562"/>
    </style:style>
    <style:style style:name="T5" style:family="text">
      <style:text-properties officeooo:rsid="00088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urnal de bord InfoPlus</text:p>
      <text:p text:style-name="P3"/>
      <text:p text:style-name="P4">RAKOTONDRAMASY Tendry, </text:p>
      <text:p text:style-name="P4">DUPREY Charles, </text:p>
      <text:p text:style-name="P4">LABROUE Thibault, </text:p>
      <text:p text:style-name="P4">CAREL Antoine.</text:p>
      <text:p text:style-name="P5"/>
      <text:p text:style-name="P5"/>
      <text:p text:style-name="P6"/>
      <text:p text:style-name="P9">Séance 1 : </text:p>
      <text:p text:style-name="P6"/>
      <text:p text:style-name="P6">- Compréhension du sujet<text:tab/><text:tab/><text:tab/><text:tab/><text:tab/></text:p>
      <text:p text:style-name="P6">- Diagramme de cas d'utilisation niveau 1 et 2<text:tab/><text:tab/>: Tendry</text:p>
      <text:p text:style-name="P6">- Diagramme de séquence ( Consultation )<text:tab/><text:tab/><text:tab/>: Tendry</text:p>
      <text:p text:style-name="P6">- Élaboration du cahier des charges ( pas terminé )<text:tab/><text:tab/>: Charles, Thibault, Antoine</text:p>
      <text:p text:style-name="P6"/>
      <text:p text:style-name="P1"><text:span text:style-name="T2">Planification :</text:span><text:span text:style-name="T1"> Mise en place du cahier des charges</text:span></text:p>
      <text:p text:style-name="P6"/>
      <text:p text:style-name="P6"/>
      <text:p text:style-name="P9">Séance 2 : </text:p>
      <text:p text:style-name="P6"/>
      <text:p text:style-name="P6">- Élaboration du cahier des charges ( terminé )<text:tab/><text:tab/>: Charles, Thibault </text:p>
      <text:p text:style-name="P6">- Diagramme de séquence ( Inscription )<text:tab/><text:tab/><text:tab/>: Tendry, Antoine</text:p>
      <text:p text:style-name="P1"><text:span text:style-name="T1">- Modèle du domaine<text:tab/><text:tab/><text:tab/><text:tab/><text:tab/><text:tab/>: </text:span><text:span text:style-name="T3">Charles</text:span></text:p>
      <text:p text:style-name="P7">- Maquette de l'IHM<text:tab/><text:tab/><text:tab/><text:tab/><text:tab/><text:tab/>: Tendry</text:p>
      <text:p text:style-name="P8"><text:span text:style-name="T4">- Mis à jour du journal de bord<text:tab/><text:tab/><text:tab/><text:tab/>: Antoine</text:span></text:p>
      <text:p text:style-name="P6"/>
      <text:p text:style-name="P1"><text:span text:style-name="T2">Planification :</text:span><text:span text:style-name="T1"> Mise en place de tous les diagrammes nécessaires</text:span></text:p>
      <text:p text:style-name="P6"/>
      <text:p text:style-name="P6"/>
      <text:p text:style-name="P2"><text:span text:style-name="T1">Séance </text:span><text:span text:style-name="T5">3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48:04.19</meta:creation-date>
    <dc:date>2014-01-29T17:42:02.85</dc:date>
    <meta:editing-duration>PT8M56S</meta:editing-duration>
    <meta:editing-cycles>4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9" meta:word-count="122" meta:character-count="698" meta:non-whitespace-character-count="564"/>
  </office:meta>
</office:document-meta>
</file>